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4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GDP (current USD)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13,567,351,175.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12,128,104,859.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11,400,854,267.7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12,930,394,937.8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17,098,342,541.4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18,093,829,923.3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19,047,940,300.9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18,525,319,977.7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13,707,370,737.1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10,732,366,286.3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14,393,099,068.6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12,247,694,247.2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11,470,703,002.1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9,531,402,847.9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7,872,333,215.0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6,557,333,084.6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5,843,329,107.6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5,601,090,584.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6,001,153,306.3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4,600,000,000.0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4,051,147,227.5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5,197,332,974.1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5,115,602,836.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5">00/00/0000</text:date>, <text:time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5T11:53:43.500518117</meta:creation-date>
    <dc:date>2022-06-05T12:42:20.423286399</dc:date>
    <meta:editing-duration>PT48M28S</meta:editing-duration>
    <meta:editing-cycles>25</meta:editing-cycles>
    <meta:generator>LibreOffice/7.2.6.2$Linux_X86_64 LibreOffice_project/20$Build-2</meta:generator>
    <meta:document-statistic meta:table-count="1" meta:cell-count="48" meta:object-count="0"/>
  </office:meta>
</office:document-meta>
</file>